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US"/>
    </style:style>
    <style:style style:name="P2" style:family="paragraph" style:parent-style-name="Standard">
      <style:paragraph-properties fo:text-align="center" style:justify-single-word="false"/>
      <style:text-properties fo:language="en" fo:country="U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hilippe PITTOLI </text:p>
      <text:p text:style-name="P1">L2S4</text:p>
      <text:p text:style-name="P1"/>
      <text:p text:style-name="P2">English assessment</text:p>
      <text:p text:style-name="P1"/>
      <text:p text:style-name="P1">I think I'm more familiar with the English language. I learned a lot at home by watching and listening carefully some English and American series. The more efficient was to read (a lot of) websites and English books even if it was technical. Finally, this part wasn't such a work to me. I just learned the expressions and the vocabulary I needed to do my stuff. But is that enough ?</text:p>
      <text:p text:style-name="P1"/>
      <text:p text:style-name="P1"/>
      <text:p text:style-name="P1">It's a good thing to let people learn at home and don't do to much lessons in class, but we don't learn as much ! And concerning the wiki and the “debate”, I'm not quite sure that it was a good thing. I didn't liked the work group. I wasn't so helped by my co-workers and I really had preferred to work on a presentation alone or with a single partner rather than do a four people wor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tte </meta:initial-creator>
    <meta:creation-date>2011-12-08T00:34:43</meta:creation-date>
    <dc:date>2011-12-08T01:15:02</dc:date>
    <dc:creator>juliette </dc:creator>
    <meta:editing-duration>PT9M58S</meta:editing-duration>
    <meta:editing-cycles>2</meta:editing-cycles>
    <meta:generator>LibreOffice/3.4$Linux LibreOffice_project/340m1$Build-402</meta:generator>
    <meta:document-statistic meta:table-count="0" meta:image-count="0" meta:object-count="0" meta:page-count="1" meta:paragraph-count="5" meta:word-count="154" meta:character-count="807" meta:non-whitespace-character-count="657"/>
  </office:meta>
</office:document-meta>
</file>